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charset="x-symbol"/>
    <style:font-face style:name="Roboto Condensed Light" svg:font-family="'Roboto Condensed Light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5in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576in"/>
    </style:style>
    <style:style style:name="Table1.B" style:family="table-column">
      <style:table-column-properties style:column-width="0.9354in"/>
    </style:style>
    <style:style style:name="Table1.C" style:family="table-column">
      <style:table-column-properties style:column-width="3.25in"/>
    </style:style>
    <style:style style:name="Table1.D" style:family="table-column">
      <style:table-column-properties style:column-width="1.3569in"/>
    </style:style>
    <style:style style:name="Table1.1" style:family="table-row">
      <style:table-row-properties style:min-row-height="0.3486in" fo:background-color="transparent">
        <style:background-image/>
      </style:table-row-properties>
    </style:style>
    <style:style style:name="Table1.A1" style:family="table-cell">
      <style:table-cell-properties style:vertical-align="middle" fo:padding-left="0.0201in" fo:padding-right="0.0201in" fo:padding-top="0.05in" fo:padding-bottom="0.05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style:vertical-align="middle" fo:background-color="transparent" fo:padding-left="0.0201in" fo:padding-right="0.0201in" fo:padding-top="0.05in" fo:padding-bottom="0.05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-left="0.0201in" fo:padding-right="0.0201in" fo:padding-top="0.05in" fo:padding-bottom="0.05in" fo:border="0.05pt solid #000000" style:writing-mode="page">
        <style:background-image/>
      </style:table-cell-properties>
    </style:style>
    <style:style style:name="Table1.2" style:family="table-row">
      <style:table-row-properties style:min-row-height="0.3486in"/>
    </style:style>
    <style:style style:name="Table1.A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3486in"/>
    </style:style>
    <style:style style:name="Table1.A3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3486in"/>
    </style:style>
    <style:style style:name="Table1.A4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3486in"/>
    </style:style>
    <style:style style:name="Table1.A5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6" style:family="table-row">
      <style:table-row-properties style:min-row-height="0.3486in"/>
    </style:style>
    <style:style style:name="Table1.A6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7" style:family="table-row">
      <style:table-row-properties style:min-row-height="0.3486in"/>
    </style:style>
    <style:style style:name="Table1.A7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8" style:family="table-row">
      <style:table-row-properties style:min-row-height="0.3486in"/>
    </style:style>
    <style:style style:name="Table1.A8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9" style:family="table-row">
      <style:table-row-properties style:min-row-height="0.3486in"/>
    </style:style>
    <style:style style:name="Table1.A9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10" style:family="table-row">
      <style:table-row-properties style:min-row-height="0.3486in"/>
    </style:style>
    <style:style style:name="Table1.A10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682d67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445in"/>
          <style:tab-stop style:position="1.3154in" style:type="center"/>
        </style:tab-stops>
      </style:paragraph-properties>
      <style:text-properties fo:color="#c8102e" loext:opacity="100%" fo:font-size="13pt" fo:language="en" fo:country="US" fo:font-weight="bold" officeooo:rsid="00682d67" officeooo:paragraph-rsid="00682d67" style:letter-kerning="false" style:font-size-asian="13pt" style:language-asian="en" style:country-asian="US" style:font-weight-asian="bold" style:font-size-complex="13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445in"/>
          <style:tab-stop style:position="1.3154in" style:type="center"/>
        </style:tab-stops>
      </style:paragraph-properties>
      <style:text-properties fo:color="#c8102e" loext:opacity="100%" fo:font-size="13pt" fo:language="en" fo:country="US" fo:font-weight="bold" officeooo:paragraph-rsid="00682d67" style:letter-kerning="false" style:font-size-asian="13pt" style:language-asian="en" style:country-asian="US" style:font-weight-asian="bold" style:font-size-complex="13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c8102e" loext:opacity="100%" fo:font-size="13pt" fo:language="en" fo:country="US" fo:font-weight="bold" style:letter-kerning="false" style:font-size-asian="13pt" style:language-asian="en" style:country-asian="US" style:font-weight-asian="bold" style:font-size-complex="13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c8102e" loext:opacity="100%" fo:font-size="13pt" fo:language="en" fo:country="US" fo:font-weight="bold" officeooo:rsid="0057a424" officeooo:paragraph-rsid="0057a424" style:letter-kerning="false" style:font-size-asian="13pt" style:language-asian="en" style:country-asian="US" style:font-weight-asian="bold" style:font-size-complex="13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en" fo:country="US" officeooo:rsid="007384cb" officeooo:paragraph-rsid="007384cb" style:letter-kerning="false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/>
      <style:text-properties fo:language="en" fo:country="US" officeooo:rsid="007384cb" officeooo:paragraph-rsid="007384cb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hyphenation-ladder-count="no-limit"/>
      <style:text-properties fo:language="en" fo:country="US" officeooo:rsid="00740b67" officeooo:paragraph-rsid="00740b67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officeooo:rsid="00740b67" officeooo:paragraph-rsid="00740b67" style:letter-kerning="false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3445in"/>
          <style:tab-stop style:position="1.3154in" style:type="center"/>
        </style:tab-stops>
      </style:paragraph-properties>
      <style:text-properties style:use-window-font-color="true" loext:opacity="0%" fo:language="en" fo:country="US" officeooo:rsid="00718207" officeooo:paragraph-rsid="00718207" style:letter-kerning="false" style:language-asian="en" style:country-asian="US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use-window-font-color="true" loext:opacity="0%" fo:language="en" fo:country="US" officeooo:rsid="00729c39" officeooo:paragraph-rsid="00729c39" style:letter-kerning="false" style:language-asian="en" style:country-asian="US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fo:language="en" fo:country="US" officeooo:rsid="0057a424" officeooo:paragraph-rsid="0057f7ec" style:letter-kerning="false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use-window-font-color="true" loext:opacity="0%" fo:language="en" fo:country="US" officeooo:rsid="007384cb" officeooo:paragraph-rsid="007384cb" style:letter-kerning="false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use-window-font-color="true" loext:opacity="0%" fo:language="en" fo:country="US" officeooo:rsid="007384cb" officeooo:paragraph-rsid="007384cb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fo:language="en" fo:country="US" officeooo:rsid="00740b67" officeooo:paragraph-rsid="00740b67" style:letter-kerning="false" style:language-asian="en" style:country-asian="US" style:font-size-complex="11pt" style:language-complex="ar" style:country-complex="SA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P19" style:family="paragraph" style:parent-style-name="Title">
      <style:paragraph-properties fo:break-before="page"/>
      <style:text-properties fo:color="#c8102e" loext:opacity="100%" fo:font-size="24pt" officeooo:paragraph-rsid="00682d67" style:font-size-asian="24pt" style:font-size-complex="2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8560"/>
    </style:style>
    <style:style style:name="T4" style:family="text">
      <style:text-properties officeooo:rsid="0066a58b"/>
    </style:style>
    <style:style style:name="T5" style:family="text">
      <style:text-properties officeooo:rsid="00682d67"/>
    </style:style>
    <style:style style:name="T6" style:family="text">
      <style:text-properties officeooo:rsid="00718207"/>
    </style:style>
    <style:style style:name="T7" style:family="text">
      <style:text-properties officeooo:rsid="00738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6">UBUS</text:span> <text:span text:style-name="T6">670</text:span> Course Schedule – <text:span text:style-name="T6">Spring</text:span><text:span text:style-name="T3"> 202</text:span><text:span text:style-name="T5">6</text:span></text:p>
      <text:p text:style-name="P2"><text:bookmark text:name="_Course_Outline"/><text:bookmark text:name="_Texts_&amp;_Readings"/><text:bookmark text:name="_Policy"/><text:span text:style-name="T2">The following sched</text:span><text:span text:style-name="T1">ule is subject to change</text:span>. <text:s/>Please monitor Blackboard and/or your email for changes to the schedule. <text:s/>If you are absent from class, it is your responsibility to learn what material was covered that <text:span text:style-name="T4">day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Date</text:p>
          </table:table-cell>
          <table:table-cell table:style-name="Table1.B1" office:value-type="string">
            <text:p text:style-name="P5">Module</text:p>
          </table:table-cell>
          <table:table-cell table:style-name="Table1.B1" office:value-type="string">
            <text:p text:style-name="P6">Topic / Readings / Material</text:p>
          </table:table-cell>
          <table:table-cell table:style-name="Table1.D1" office:value-type="string">
            <text:p text:style-name="P7">Due</text:p>
          </table:table-cell>
        </table:table-row>
        <table:table-row table:style-name="Table1.2">
          <table:table-cell table:style-name="Table1.A2" office:value-type="string">
            <text:p text:style-name="P18">Mon 3/9 </text:p>
          </table:table-cell>
          <table:table-cell table:style-name="Table1.B2" office:value-type="string">
            <text:p text:style-name="P12">Week 1<text:line-break/>Day 1</text:p>
          </table:table-cell>
          <table:table-cell table:style-name="Table1.C2" office:value-type="string">
            <text:p text:style-name="P13">What is Generative AI?</text:p>
          </table:table-cell>
          <table:table-cell table:style-name="Table1.D2" office:value-type="string">
            <text:p text:style-name="P17">Day 1 Quiz</text:p>
          </table:table-cell>
        </table:table-row>
        <table:table-row table:style-name="Table1.3">
          <table:table-cell table:style-name="Table1.A3" office:value-type="string">
            <text:p text:style-name="P18">Wed 3/11 </text:p>
          </table:table-cell>
          <table:table-cell table:style-name="Table1.B3" office:value-type="string">
            <text:p text:style-name="P12">Week 1<text:line-break/>Day 2</text:p>
          </table:table-cell>
          <table:table-cell table:style-name="Table1.C3" office:value-type="string">
            <text:p text:style-name="P15">Prompt Engineering</text:p>
          </table:table-cell>
          <table:table-cell table:style-name="Table1.D3" office:value-type="string">
            <text:p text:style-name="P17">Day 1 Lab</text:p>
            <text:p text:style-name="P17">Day 2 Quiz</text:p>
          </table:table-cell>
        </table:table-row>
        <table:table-row table:style-name="Table1.4">
          <table:table-cell table:style-name="Table1.A4" office:value-type="string">
            <text:p text:style-name="P18">Fri 3/13 </text:p>
          </table:table-cell>
          <table:table-cell table:style-name="Table1.B4" office:value-type="string">
            <text:p text:style-name="P12">Week 1<text:line-break/>Day 3</text:p>
          </table:table-cell>
          <table:table-cell table:style-name="Table1.C4" office:value-type="string">
            <text:p text:style-name="P15">Context Engineering</text:p>
          </table:table-cell>
          <table:table-cell table:style-name="Table1.D4" office:value-type="string">
            <text:p text:style-name="P17">Day 2 Lab</text:p>
            <text:p text:style-name="P17">Day 3 Quiz</text:p>
          </table:table-cell>
        </table:table-row>
        <table:table-row table:style-name="Table1.5">
          <table:table-cell table:style-name="Table1.A5" office:value-type="string">
            <text:p text:style-name="P18">Mon 3/16 </text:p>
          </table:table-cell>
          <table:table-cell table:style-name="Table1.B5" office:value-type="string">
            <text:p text:style-name="P12">Week 2<text:line-break/>Day <text:span text:style-name="T7">4</text:span></text:p>
          </table:table-cell>
          <table:table-cell table:style-name="Table1.C5" office:value-type="string">
            <text:p text:style-name="P15">Multimodal AI</text:p>
          </table:table-cell>
          <table:table-cell table:style-name="Table1.D5" office:value-type="string">
            <text:p text:style-name="P17">Day 3 Lab</text:p>
            <text:p text:style-name="P17">Day 4 Quiz</text:p>
          </table:table-cell>
        </table:table-row>
        <table:table-row table:style-name="Table1.6">
          <table:table-cell table:style-name="Table1.A6" office:value-type="string">
            <text:p text:style-name="P18">Wed 3/18 </text:p>
          </table:table-cell>
          <table:table-cell table:style-name="Table1.B6" office:value-type="string">
            <text:p text:style-name="P12">Week 2<text:line-break/>Day <text:span text:style-name="T7">5</text:span></text:p>
          </table:table-cell>
          <table:table-cell table:style-name="Table1.C6" office:value-type="string">
            <text:p text:style-name="P15">Google AI Studio</text:p>
          </table:table-cell>
          <table:table-cell table:style-name="Table1.D6" office:value-type="string">
            <text:p text:style-name="P17">Day 4 Lab</text:p>
            <text:p text:style-name="P17">Day 5 Quiz</text:p>
          </table:table-cell>
        </table:table-row>
        <table:table-row table:style-name="Table1.7">
          <table:table-cell table:style-name="Table1.A6" office:value-type="string">
            <text:p text:style-name="P18">Fri 3/20 </text:p>
          </table:table-cell>
          <table:table-cell table:style-name="Table1.B7" office:value-type="string">
            <text:p text:style-name="P12">Week 2<text:line-break/>Day <text:span text:style-name="T7">6</text:span></text:p>
          </table:table-cell>
          <table:table-cell table:style-name="Table1.C7" office:value-type="string">
            <text:p text:style-name="P9">Testing and Guardrails</text:p>
          </table:table-cell>
          <table:table-cell table:style-name="Table1.D7" office:value-type="string">
            <text:p text:style-name="P10">Day 5 Lab</text:p>
            <text:p text:style-name="P10">Day 6 Quiz</text:p>
          </table:table-cell>
        </table:table-row>
        <table:table-row table:style-name="Table1.8">
          <table:table-cell table:style-name="Table1.A6" office:value-type="string">
            <text:p text:style-name="P18">Mon 3/23 </text:p>
          </table:table-cell>
          <table:table-cell table:style-name="Table1.B8" office:value-type="string">
            <text:p text:style-name="P12">Week 3<text:line-break/>Day <text:span text:style-name="T7">7</text:span></text:p>
          </table:table-cell>
          <table:table-cell table:style-name="Table1.C8" office:value-type="string">
            <text:p text:style-name="P9">Introduction to Agentic AI</text:p>
          </table:table-cell>
          <table:table-cell table:style-name="Table1.D8" office:value-type="string">
            <text:p text:style-name="P17">Day 6 Lab</text:p>
            <text:p text:style-name="P17">Day 7 Quiz</text:p>
          </table:table-cell>
        </table:table-row>
        <table:table-row table:style-name="Table1.9">
          <table:table-cell table:style-name="Table1.A9" office:value-type="string">
            <text:p text:style-name="P18">Wed 3/25 </text:p>
          </table:table-cell>
          <table:table-cell table:style-name="Table1.B9" office:value-type="string">
            <text:p text:style-name="P12">Week 3<text:line-break/>Day <text:span text:style-name="T7">8</text:span></text:p>
          </table:table-cell>
          <table:table-cell table:style-name="Table1.C9" office:value-type="string">
            <text:p text:style-name="P8">Multiagent Capstone Project: Build</text:p>
          </table:table-cell>
          <table:table-cell table:style-name="Table1.D9" office:value-type="string">
            <text:p text:style-name="P11">Day 7 Lab</text:p>
          </table:table-cell>
        </table:table-row>
        <table:table-row table:style-name="Table1.10">
          <table:table-cell table:style-name="Table1.A10" office:value-type="string">
            <text:p text:style-name="P18">Fri 3/27 </text:p>
          </table:table-cell>
          <table:table-cell table:style-name="Table1.B10" office:value-type="string">
            <text:p text:style-name="P12">Week 3<text:line-break/>Day <text:span text:style-name="T7">9</text:span></text:p>
          </table:table-cell>
          <table:table-cell table:style-name="Table1.C10" office:value-type="string">
            <text:p text:style-name="P16">Multiagent Capstone Project: Present</text:p>
          </table:table-cell>
          <table:table-cell table:style-name="Table1.D10" office:value-type="string">
            <text:p text:style-name="P14"/>
          </table:table-cell>
        </table:table-row>
      </table:table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charset="x-symbol"/>
    <style:font-face style:name="Roboto Condensed Light" svg:font-family="'Roboto Condensed Light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05%" fo:text-align="start" style:justify-single-word="false" fo:orphans="2" fo:widows="2" fo:hyphenation-ladder-count="no-limit" style:writing-mode="lr-tb"/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78in" fo:margin-bottom="0.139in" style:contextual-spacing="false" fo:text-align="center" style:justify-single-word="false" style:border-line-width-bottom="0.0102in 0.0102in 0.0209in" fo:padding-left="0in" fo:padding-right="0in" fo:padding-top="0in" fo:padding-bottom="0.0138in" fo:border-left="none" fo:border-right="none" fo:border-top="none" fo:border-bottom="3pt double #943634"/>
      <style:text-properties fo:text-transform="uppercase" fo:color="#632423" loext:opacity="100%" fo:font-size="14pt" fo:letter-spacing="0.0138in" style:font-size-asian="14pt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use-window-font-color="true" loext:opacity="0%" fo:font-size="28pt" fo:letter-spacing="-0.0071in" style:letter-kerning="true" style:font-size-asian="28pt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text-transform="uppercase" fo:color="#632423" loext:opacity="100%" style:font-name="Cambria" fo:font-family="Cambria" style:font-family-generic="roman" style:font-pitch="variable" fo:font-size="14pt" fo:letter-spacing="0.0138in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Roboto Condensed Light" fo:font-family="'Roboto Condensed Light'" style:font-family-generic="roman" style:font-pitch="variable" fo:font-size="14pt" fo:font-weight="bold" style:font-size-asian="14pt" style:font-weight-asian="bold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Roboto Condensed Light" fo:font-family="'Roboto Condensed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 loext:linked-style-name="Header"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15" loext:num-list-format="%2%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16" loext:num-list-format="%3%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17" loext:num-list-format="%4%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18" loext:num-list-format="%5%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19" loext:num-list-format="%6%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20" loext:num-list-format="%7%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21" loext:num-list-format="%8%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22" loext:num-list-format="%9%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fo:font-family="Symbol" style:font-charset="x-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fo:font-family="Wingdings" style:font-charset="x-symbol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fo:font-family="Symbol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fo:font-family="Wingdings" style:font-charset="x-symbol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fo:font-family="Symbol" style:font-charset="x-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</meta:initial-creator>
    <meta:editing-cycles>146</meta:editing-cycles>
    <meta:creation-date>2020-12-31T01:40:00</meta:creation-date>
    <dc:date>2026-03-05T14:07:12.184976448</dc:date>
    <dc:language>en-US</dc:language>
    <meta:editing-duration>P8DT3H43M52S</meta:editing-duration>
    <meta:generator>LibreOffice/24.2.7.2$Linux_X86_64 LibreOffice_project/420$Build-2</meta:generator>
    <meta:print-date>2026-01-06T21:03:54.378617008</meta:print-date>
    <meta:printed-by>PDF files</meta:printed-by>
    <meta:document-statistic meta:table-count="1" meta:image-count="0" meta:object-count="0" meta:page-count="1" meta:paragraph-count="47" meta:word-count="174" meta:character-count="825" meta:non-whitespace-character-count="686"/>
    <meta:user-defined meta:name="AppVersion">16.0000</meta:user-defined>
    <meta:user-defined meta:name="Company">University of New Mex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